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envolvimento de competências de servidores na administração pública brasileira</text:h>
      <text:p text:style-name="P1">Francico Matelli Matulovic</text:p>
      <text:p text:style-name="P1"/>
      <text:p text:style-name="P2">A autora Helena Kerr do Amaral acredita que a boa gestão de políticas é o melhor caminho para o desenvolvimento sustentável do Brasil. O aperfeiçoamento permanente de servidores poderá contribuir muito para a melhoria da qualidade do serviço público. Não é uma demanda interna ao serviço público. Uma economia dinâmica depende de eficiência de seu setor público.</text:p>
      <text:p text:style-name="P2"/>
      <text:p text:style-name="P2">Aponta como problema brasileiro que a administração pública é orientada por regras regidas e tem pouco espaço para experimentar. Aponta como essencial combinar, de forma flexível, competências individuais em redes de trabalho e conferir papel estratégico à sistematização dos processos de aprendizagem. A grande referência para a ação coletiva não é a descrição das atribuições do órgão, mas a visão compartilhada, o sentido comum do trabalho.</text:p>
      <text:p text:style-name="P2"/>
      <text:p text:style-name="P3">O Brasil tem feito grandes avanços na melhoria e aperfeiçoamento de sua administração pública. Mas ainda persistem gargalos, temos po exemplo os gargalos para aexportação, por conta de ineficiência das autoridades portuárias, de licenças para funcionamento ou extinção de empresas que demandam prazos imensos.</text:p>
      <text:p text:style-name="P3"/>
      <text:p text:style-name="P3">Na visão da ENAP, entre as competências a desenvolver no futuro, destaca-se o foco permanente nos princípios da eqüidade e da democracia. Ajudar a formar servidores ambiente, capazes de agir como “tradutores marcado, ao mesmo tempo, pela riqueza culturais”, capazes de compreender da diversidade e por grandes desigualdades, diferentes funcionamentos e lógicas e de impõe-nos constante análise de necessidades dialogar com as múltiplas identidades futuras de competências na administração societárias, com atenção especial às pública para a realidade nacional. questões de raça e de gênero.Ao analisar o perfil que os Especialistas o grande desafio é fazer com que agestão de Políticas Públicas e Gestão Goveratividade pública seja cada vez mais inovadora. Sem perder de vista os princípios da legalidade e da impessoalidade, sermem capazes de ouvir a sociedade, experimentar e construir um serviço público com homens e mulheres responsáveis, criativos e com alta capacidade de responder a problemas públicos – tanto os velhos como os que <text:soft-page-break/>nem ousamos a pensar que virão.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1T20:24:04</meta:creation-date>
    <dc:date>2010-06-22T01:50:46</dc:date>
    <dc:creator>Francisco Matelli</dc:creator>
    <meta:editing-duration>PT05H26M42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2" meta:paragraph-count="6" meta:word-count="345" meta:character-count="2337"/>
  </office:meta>
</office:document-meta>
</file>